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MvcBuilders.webAppContextSetup( Web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Builders.MockMvcBuil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ckMvcBuilders.standaloneSetup( Object ... controll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